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2bbfc"/>
    </style:style>
    <style:style style:name="P2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2bbfc"/>
    </style:style>
    <style:style style:name="P3" style:family="paragraph" style:parent-style-name="Preformatted_20_Text">
      <style:paragraph-properties fo:orphans="1" style:writing-mode="lr-tb"/>
      <style:text-properties officeooo:paragraph-rsid="0002bbfc"/>
    </style:style>
    <style:style style:name="P4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2bbfc"/>
    </style:style>
    <style:style style:name="P5" style:family="paragraph" style:parent-style-name="Preformatted_20_Text">
      <style:paragraph-properties fo:margin-top="0in" fo:margin-bottom="0.1965in" style:contextual-spacing="false" fo:orphans="1"/>
      <style:text-properties officeooo:paragraph-rsid="0002bbfc"/>
    </style:style>
    <style:style style:name="P6" style:family="paragraph" style:parent-style-name="Preformatted_20_Text">
      <style:paragraph-properties fo:orphans="1"/>
      <style:text-properties officeooo:paragraph-rsid="0002bbfc"/>
    </style:style>
    <style:style style:name="P7" style:family="paragraph" style:parent-style-name="Text_20_body">
      <style:paragraph-properties fo:orphans="1"/>
      <style:text-properties officeooo:paragraph-rsid="0002bbfc"/>
    </style:style>
    <style:style style:name="P8" style:family="paragraph" style:parent-style-name="Text_20_body">
      <style:paragraph-properties fo:margin-left="0in" fo:margin-right="0in" fo:margin-top="0in" fo:margin-bottom="0in" style:contextual-spacing="false" fo:orphans="1" fo:text-indent="0in" style:auto-text-indent="false"/>
      <style:text-properties officeooo:paragraph-rsid="0002bbfc"/>
    </style:style>
    <style:style style:name="P9" style:family="paragraph" style:parent-style-name="Text_20_body">
      <style:paragraph-properties fo:margin-left="0in" fo:margin-right="0in" fo:orphans="1" fo:text-indent="0in" style:auto-text-indent="false"/>
      <style:text-properties officeooo:paragraph-rsid="0002bbfc"/>
    </style:style>
    <style:style style:name="P10" style:family="paragraph" style:parent-style-name="Text_20_body">
      <style:paragraph-properties fo:margin-left="0in" fo:margin-right="0in" fo:orphans="1" fo:text-indent="0in" style:auto-text-indent="false" style:writing-mode="lr-tb"/>
      <style:text-properties officeooo:paragraph-rsid="0002bb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# Step 11: Refining NP-Hard Collapse Conditions with Deep Learning Optimization Problems</text:span></text:p>
      <text:p text:style-name="P3"/>
      <text:p text:style-name="P3"><text:span text:style-name="Source_20_Text"># Define deep learning problems corresponding to NP-hard optimization challenges</text:span></text:p>
      <text:p text:style-name="P3"><text:span text:style-name="Source_20_Text">deep_learning_problems = ["Neural Architecture Search", "Training Large Models", "Efficient Backpropagation"]</text:span></text:p>
      <text:p text:style-name="P3"/>
      <text:p text:style-name="P3"><text:span text:style-name="Source_20_Text"># Define a function to analyze structured collapse conditions for deep learning optimization problems</text:span></text:p>
      <text:p text:style-name="P3"><text:span text:style-name="Source_20_Text">def deep_learning_collapse_condition(n, problem_type="Neural Architecture Search", alpha=0.25, beta=0.2, gamma=0.1, delta=0.07):</text:span></text:p>
      <text:p text:style-name="P3"><text:span text:style-name="Source_20_Text"><text:s text:c="4"/>"""Models complexity collapse conditions in deep learning optimization problems under COM structuring."""</text:span></text:p>
      <text:p text:style-name="P3"><text:span text:style-name="Source_20_Text"><text:s text:c="4"/>base_complexity = np.exp(alpha * n) * np.cos(beta * n) + gamma * np.log1p(n)</text:span></text:p>
      <text:p text:style-name="P3"><text:span text:style-name="Source_20_Text"><text:s text:c="4"/>structured_modularity = 1 + delta * np.sin(n / 7) * np.cos(n / 6)</text:span></text:p>
      <text:p text:style-name="P3"/>
      <text:p text:style-name="P3"><text:span text:style-name="Source_20_Text"><text:s text:c="4"/>if problem_type == "Neural Architecture Search":</text:span></text:p>
      <text:p text:style-name="P3"><text:span text:style-name="Source_20_Text"><text:s text:c="8"/>return base_complexity * (structured_modularity + 0.15 * np.sin(n / 8))</text:span></text:p>
      <text:p text:style-name="P3"><text:span text:style-name="Source_20_Text"><text:s text:c="4"/>elif problem_type == "Training Large Models":</text:span></text:p>
      <text:p text:style-name="P3"><text:span text:style-name="Source_20_Text"><text:s text:c="8"/>return base_complexity * (structured_modularity + 0.18 * np.cos(n / 7))</text:span></text:p>
      <text:p text:style-name="P3"><text:span text:style-name="Source_20_Text"><text:s text:c="4"/>elif problem_type == "Efficient Backpropagation":</text:span></text:p>
      <text:p text:style-name="P3"><text:span text:style-name="Source_20_Text"><text:s text:c="8"/>return base_complexity * (structured_modularity + 0.22 * np.sin(n / 9))</text:span></text:p>
      <text:p text:style-name="P3"><text:span text:style-name="Source_20_Text"><text:s text:c="4"/>else:</text:span></text:p>
      <text:p text:style-name="P3"><text:span text:style-name="Source_20_Text"><text:s text:c="8"/>return base_complexity <text:s/># Default case</text:span></text:p>
      <text:p text:style-name="P3"/>
      <text:p text:style-name="P3"><text:span text:style-name="Source_20_Text"># Generate collapse condition values for each deep learning problem type</text:span></text:p>
      <text:p text:style-name="P3"><text:span text:style-name="Source_20_Text">deep_learning_collapse_conditions = {</text:span></text:p>
      <text:p text:style-name="P3"><text:span text:style-name="Source_20_Text"><text:s text:c="4"/>ptype: [deep_learning_collapse_condition(n, problem_type=ptype) for n in n_values_extended] for ptype in deep_learning_problems</text:span></text:p>
      <text:p text:style-name="P3"><text:span text:style-name="Source_20_Text">}</text:span></text:p>
      <text:p text:style-name="P3"/>
      <text:p text:style-name="P3"><text:span text:style-name="Source_20_Text"># Plot deep learning optimization problem collapse conditions under COM structuring</text:span></text:p>
      <text:p text:style-name="P3"><text:span text:style-name="Source_20_Text">plt.figure(figsize=(10, 6))</text:span></text:p>
      <text:p text:style-name="P3"/>
      <text:p text:style-name="P3"><text:span text:style-name="Source_20_Text">for problem_type, complexities in deep_learning_collapse_conditions.items():</text:span></text:p>
      <text:p text:style-name="P3"><text:span text:style-name="Source_20_Text"><text:s text:c="4"/>plt.plot(n_values_extended, complexities, linestyle="--", label=f"{problem_type} Collapse Condition")</text:span></text:p>
      <text:p text:style-name="P3"/>
      <text:p text:style-name="P3"><text:span text:style-name="Source_20_Text">plt.xlabel("Problem Size (n)")</text:span></text:p>
      <text:p text:style-name="P3"><text:span text:style-name="Source_20_Text">plt.ylabel("Complexity Collapse Behavior")</text:span></text:p>
      <text:p text:style-name="P3"><text:span text:style-name="Source_20_Text">plt.title("Deep Learning Optimization Complexity Under COM Structuring")</text:span></text:p>
      <text:p text:style-name="P3"><text:span text:style-name="Source_20_Text">plt.legend()</text:span></text:p>
      <text:p text:style-name="P3"><text:span text:style-name="Source_20_Text">plt.grid(True)</text:span></text:p>
      <text:p text:style-name="P3"><text:span text:style-name="Source_20_Text">plt.show()</text:span></text:p>
      <text:p text:style-name="P3"/>
      <text:p text:style-name="P3"><text:span text:style-name="Source_20_Text"># Return computed collapse conditions for deep learning optimization problems</text:span></text:p>
      <text:p text:style-name="P4"><text:span text:style-name="Source_20_Text">deep_learning_collapse_conditions</text:span></text:p>
      <text:p text:style-name="P7">Result</text:p>
      <text:p text:style-name="P6">{'Neural Architecture Search': [1.365624532654628,</text:p>
      <text:p text:style-name="P6"><text:s text:c="2"/>1.7192252237236751,</text:p>
      <text:p text:style-name="P6"><text:s text:c="2"/>2.0376200882551325,</text:p>
      <text:p text:style-name="P6"><text:s text:c="2"/>2.2636916918408065,</text:p>
      <text:p text:style-name="P6"><text:s text:c="2"/>2.309923838736376,</text:p>
      <text:p text:style-name="P6"><text:s text:c="2"/>2.056502733814034,</text:p>
      <text:p text:style-name="P6"><text:s text:c="2"/>1.3500585414133885,</text:p>
      <text:p text:style-name="P6"><text:s text:c="2"/>0.004525494339900632,</text:p>
      <text:p text:style-name="P6"><text:s text:c="2"/>-2.1951043608310608,</text:p>
      <text:p text:style-name="P6"><text:soft-page-break/><text:s text:c="2"/>-5.4854075069822015,</text:p>
      <text:p text:style-name="P6"><text:s text:c="2"/>-10.112398760093773,</text:p>
      <text:p text:style-name="P6"><text:soft-page-break/><text:s text:c="2"/>-16.312534845074804,</text:p>
      <text:p text:style-name="P6"><text:s text:c="2"/>-24.283164753316154,</text:p>
      <text:p text:style-name="P6"><text:s text:c="2"/>-34.13674330278474,</text:p>
      <text:p text:style-name="P6"><text:s text:c="2"/>-45.831238638624875,</text:p>
      <text:p text:style-name="P6"><text:s text:c="2"/>-59.06831135849949,</text:p>
      <text:p text:style-name="P6"><text:s text:c="2"/>-73.15225328140197,</text:p>
      <text:p text:style-name="P6"><text:s text:c="2"/>-86.80762726275849,</text:p>
      <text:p text:style-name="P6"><text:s text:c="2"/>-97.96292632760374,</text:p>
      <text:p text:style-name="P6"><text:s text:c="2"/>-103.52127494107782,</text:p>
      <text:p text:style-name="P6"><text:s text:c="2"/>-99.1556000616965,</text:p>
      <text:p text:style-name="P6"><text:s text:c="2"/>-79.18135291955917,</text:p>
      <text:p text:style-name="P6"><text:s text:c="2"/>-36.569750174602255,</text:p>
      <text:p text:style-name="P6"><text:s text:c="2"/>36.83687519647641,</text:p>
      <text:p text:style-name="P6"><text:s text:c="2"/>149.86266723493986,</text:p>
      <text:p text:style-name="P6"><text:s text:c="2"/>311.2755609857569,</text:p>
      <text:p text:style-name="P6"><text:s text:c="2"/>528.8307672503444,</text:p>
      <text:p text:style-name="P6"><text:s text:c="2"/>808.1387082357493,</text:p>
      <text:p text:style-name="P6"><text:s text:c="2"/>1151.4158989038444],</text:p>
      <text:p text:style-name="P6"><text:s/>'Training Large Models': [1.577353642108402,</text:p>
      <text:p text:style-name="P6"><text:s text:c="2"/>1.940028363648118,</text:p>
      <text:p text:style-name="P6"><text:s text:c="2"/>2.242764446854918,</text:p>
      <text:p text:style-name="P6"><text:s text:c="2"/>2.4270256916720205,</text:p>
      <text:p text:style-name="P6"><text:s text:c="2"/>2.409532897030002,</text:p>
      <text:p text:style-name="P6"><text:s text:c="2"/>2.0848399862241207,</text:p>
      <text:p text:style-name="P6"><text:s text:c="2"/>1.328855617702698,</text:p>
      <text:p text:style-name="P6"><text:s text:c="2"/>0.004321184316579724,</text:p>
      <text:p text:style-name="P6"><text:soft-page-break/><text:s text:c="2"/>-2.0319911655203446,</text:p>
      <text:p text:style-name="P6"><text:s text:c="2"/>-4.921111754375096,</text:p>
      <text:p text:style-name="P6"><text:s text:c="2"/>-8.793468792903807,</text:p>
      <text:p text:style-name="P6"><text:s text:c="2"/>-13.760210541028401,</text:p>
      <text:p text:style-name="P6"><text:s text:c="2"/>-19.902504429165155,</text:p>
      <text:p text:style-name="P6"><text:s text:c="2"/>-27.25439231462438,</text:p>
      <text:p text:style-name="P6"><text:s text:c="2"/>-35.77148311903669,</text:p>
      <text:p text:style-name="P6"><text:s text:c="2"/>-45.274597021157824,</text:p>
      <text:p text:style-name="P6"><text:s text:c="2"/>-55.355604997041425,</text:p>
      <text:p text:style-name="P6"><text:s text:c="2"/>-65.23352902307492,</text:p>
      <text:p text:style-name="P6"><text:s text:c="2"/>-73.55375236318785,</text:p>
      <text:p text:style-name="P6"><text:s text:c="2"/>-78.13259911422259,</text:p>
      <text:p text:style-name="P6"><text:s text:c="2"/>-75.66314974835764,</text:p>
      <text:p text:style-name="P6"><text:s text:c="2"/>-61.4141724810729,</text:p>
      <text:p text:style-name="P6"><text:s text:c="2"/>-28.969501500008437,</text:p>
      <text:p text:style-name="P6"><text:s text:c="2"/>29.933193351805695,</text:p>
      <text:p text:style-name="P6"><text:s text:c="2"/>125.3995097895444,</text:p>
      <text:p text:style-name="P6"><text:s text:c="2"/>269.14518689541705,</text:p>
      <text:p text:style-name="P6"><text:s text:c="2"/>473.9629765491762,</text:p>
      <text:p text:style-name="P6"><text:s text:c="2"/>752.8009439860605,</text:p>
      <text:p text:style-name="P6"><text:s text:c="2"/>1117.3125020769403],</text:p>
      <text:p text:style-name="P6"><text:s/>'Efficient Backpropagation': [1.373183343452136,</text:p>
      <text:p text:style-name="P6"><text:s text:c="2"/>1.73775177117361,</text:p>
      <text:p text:style-name="P6"><text:s text:c="2"/>2.069758911797303,</text:p>
      <text:p text:style-name="P6"><text:s text:c="2"/>2.3102872562855437,</text:p>
      <text:p text:style-name="P6"><text:s text:c="2"/>2.3682952288097443,</text:p>
      <text:p text:style-name="P6"><text:soft-page-break/><text:s text:c="2"/>2.1179621520005956,</text:p>
      <text:p text:style-name="P6"><text:s text:c="2"/>1.3966010349440867,</text:p>
      <text:p text:style-name="P6"><text:s text:c="2"/>0.004702283190973497,</text:p>
      <text:p text:style-name="P6"><text:s text:c="2"/>-2.2909562212475247,</text:p>
      <text:p text:style-name="P6"><text:s text:c="2"/>-5.750157422264993,</text:p>
      <text:p text:style-name="P6"><text:s text:c="2"/>-10.646565847468468,</text:p>
      <text:p text:style-name="P6"><text:s text:c="2"/>-17.246961200077887,</text:p>
      <text:p text:style-name="P6"><text:s text:c="2"/>-25.77816833292902,</text:p>
      <text:p text:style-name="P6"><text:s text:c="2"/>-36.375445304049684,</text:p>
      <text:p text:style-name="P6"><text:s text:c="2"/>-49.004280402608074,</text:p>
      <text:p text:style-name="P6"><text:s text:c="2"/>-63.346928337589034,</text:p>
      <text:p text:style-name="P6"><text:s text:c="2"/>-78.6468799359395,</text:p>
      <text:p text:style-name="P6"><text:s text:c="2"/>-93.51014877753056,</text:p>
      <text:p text:style-name="P6"><text:s text:c="2"/>-105.6726923306081,</text:p>
      <text:p text:style-name="P6"><text:s text:c="2"/>-111.758362156233,</text:p>
      <text:p text:style-name="P6"><text:s text:c="2"/>-107.06978399517331,</text:p>
      <text:p text:style-name="P6"><text:s text:c="2"/>-85.4718455561195,</text:p>
      <text:p text:style-name="P6"><text:s text:c="2"/>-39.43863338057819,</text:p>
      <text:p text:style-name="P6"><text:s text:c="2"/>39.66636110676969,</text:p>
      <text:p text:style-name="P6"><text:s text:c="2"/>161.02494270586843,</text:p>
      <text:p text:style-name="P6"><text:s text:c="2"/>333.4977727053766,</text:p>
      <text:p text:style-name="P6"><text:s text:c="2"/>564.4882839635528,</text:p>
      <text:p text:style-name="P6"><text:s text:c="2"/>858.6130402755241,</text:p>
      <text:p text:style-name="P5"><text:s text:c="2"/>1216.2732672096713]}</text:p>
      <text:p text:style-name="P8"/>
      <text:p text:style-name="P9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4:19:06.151180268</meta:creation-date>
    <dc:date>2025-02-09T14:19:54.628648752</dc:date>
    <meta:editing-duration>PT4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5" meta:paragraph-count="120" meta:word-count="320" meta:character-count="3951" meta:non-whitespace-character-count="3513"/>
  </office:meta>
</office:document-meta>
</file>